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6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.75cm" fo:min-width="3.6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color="#ff0000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2cm" svg:x="3cm" svg:y="2cm">
          <text:p text:style-name="P1">Dire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1cm" svg:height="2cm" svg:x="3cm" svg:y="7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1cm" svg:height="1cm" svg:x="3cm" svg:y="9cm">
          <text:p text:style-name="P1">teacherFor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3cm" svg:y="12cm">
          <text:p text:style-name="P1">Pupil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1cm" svg:height="1cm" svg:x="3cm" svg:y="14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12cm" svg:y="11cm">
          <text:p text:style-name="P1">Form</text:p>
          <text:p text:style-name="P1">класс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1cm" svg:height="1cm" svg:x="12cm" svg:y="13cm">
          <text:p text:style-name="P1">formTeach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1cm" svg:height="1cm" svg:x="12cm" svg:y="14cm">
          <text:p text:style-name="P1">pupilS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20cm" svg:y="15cm">
          <text:p text:style-name="P1">HomeWork</text:p>
          <text:p text:style-name="P1">домашка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1cm" svg:height="2cm" svg:x="12cm" svg:y="5.5cm">
          <text:p text:style-name="P1">Lesson</text:p>
          <text:p text:style-name="P1">урок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1cm" svg:height="1cm" svg:x="12cm" svg:y="7.5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12cm" svg:y="2cm">
          <text:p text:style-name="P1">Scho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20cm" svg:y="4cm">
          <text:p text:style-name="P1">DayTimeTable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1cm" svg:height="1cm" svg:x="20cm" svg:y="6cm">
          <text:p text:style-name="P1">lesson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cm" svg:y1="14.5cm" svg:x2="12cm" svg:y2="14.5cm" draw:start-shape="id1" draw:start-glue-point="1" draw:end-shape="id2" draw:end-glue-point="3" svg:d="M7100 14500h4900" svg:viewBox="0 0 4901 1">
          <text:p text:style-name="P1">M:O</text:p>
        </draw:connector>
        <draw:connector draw:style-name="gr5" draw:text-style-name="P1" draw:layer="layout" draw:type="line" svg:x1="12cm" svg:y1="8cm" svg:x2="7.1cm" svg:y2="8cm" draw:start-shape="id3" draw:start-glue-point="3" draw:end-shape="id4" draw:end-glue-point="1" svg:d="M12000 8000h-4900" svg:viewBox="0 0 4901 1">
          <text:p text:style-name="P1">M:M</text:p>
        </draw:connector>
        <draw:connector draw:style-name="gr5" draw:text-style-name="P1" draw:layer="layout" draw:type="line" svg:x1="20cm" svg:y1="6.5cm" svg:x2="16.1cm" svg:y2="6.5cm" draw:start-shape="id5" draw:start-glue-point="3" draw:end-shape="id6" draw:end-glue-point="1" svg:d="M20000 6500h-3900" svg:viewBox="0 0 3901 1">
          <text:p text:style-name="P1">M:M</text:p>
        </draw:connector>
        <draw:custom-shape draw:style-name="gr2" draw:text-style-name="P1" draw:layer="layout" svg:width="4.1cm" svg:height="2cm" svg:x="20cm" svg:y="9cm">
          <text:p text:style-name="P1">Mark</text:p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05cm" svg:y1="10cm" svg:x2="12cm" svg:y2="13.5cm" draw:start-shape="id7" draw:start-glue-point="2" draw:end-shape="id8" draw:end-glue-point="3" svg:d="M5050 10000l6950 3500" svg:viewBox="0 0 6951 3501">
          <text:p text:style-name="P1">O:O</text:p>
        </draw:connector>
        <draw:frame draw:style-name="gr6" draw:text-style-name="P2" draw:layer="layout" svg:width="11.6cm" svg:height="2cm" svg:x="7.322cm" svg:y="8.311cm">
          <draw:text-box>
            <text:p text:style-name="P2"><text:span text:style-name="T1">Связь М:М не нужна, потому что</text:span></text:p>
            <text:p text:style-name="P2"><text:span text:style-name="T1">урок ведет 1 учитель, а не много</text:span></text:p>
          </draw:text-box>
        </draw:frame>
        <draw:frame draw:style-name="gr6" draw:text-style-name="P2" draw:layer="layout" svg:width="11.6cm" svg:height="2cm" svg:x="17.682cm" svg:y="2.468cm">
          <draw:text-box>
            <text:p text:style-name="P2"><text:span text:style-name="T1">Назначение не понятно.</text:span></text:p>
            <text:p text:style-name="P2"><text:span text:style-name="T1">Извлекается из таблицы Lessons</text:span></text:p>
          </draw:text-box>
        </draw:frame>
      </draw:page>
      <draw:page draw:name="page2" draw:style-name="dp1" draw:master-page-name="Обычный">
        <draw:custom-shape draw:style-name="gr1" draw:text-style-name="P1" draw:layer="layout" svg:width="4cm" svg:height="2cm" svg:x="3cm" svg:y="2cm">
          <text:p text:style-name="P1">Dire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4.1cm" svg:height="2cm" svg:x="3cm" svg:y="7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4.1cm" svg:height="1cm" svg:x="3cm" svg:y="9cm">
          <text:p text:style-name="P1">teacherFor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3cm" svg:y="12cm">
          <text:p text:style-name="P1">Pupil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1cm" svg:height="1cm" svg:x="3cm" svg:y="14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12cm" svg:y="11cm">
          <text:p text:style-name="P1">Form</text:p>
          <text:p text:style-name="P1">класс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4.1cm" svg:height="1cm" svg:x="12cm" svg:y="13cm">
          <text:p text:style-name="P1">formTeach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1cm" svg:height="1cm" svg:x="12cm" svg:y="14cm">
          <text:p text:style-name="P1">pupilS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20cm" svg:y="15cm">
          <text:p text:style-name="P1">HomeWork</text:p>
          <text:p text:style-name="P1">домашка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4.1cm" svg:height="2cm" svg:x="12cm" svg:y="5.5cm">
          <text:p text:style-name="P1">Lesson</text:p>
          <text:p text:style-name="P1">урок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4.1cm" svg:height="1cm" svg:x="12cm" svg:y="7.5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12cm" svg:y="2cm">
          <text:p text:style-name="P1">Scho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cm" svg:x="20cm" svg:y="4cm">
          <text:p text:style-name="P1">DayTimeTable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4.1cm" svg:height="1cm" svg:x="20cm" svg:y="6cm">
          <text:p text:style-name="P1">lesson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cm" svg:y1="14.5cm" svg:x2="12cm" svg:y2="14.5cm" draw:start-shape="id9" draw:start-glue-point="1" draw:end-shape="id10" draw:end-glue-point="3" svg:d="M7100 14500h4900" svg:viewBox="0 0 4901 1">
          <text:p text:style-name="P1">M:O</text:p>
        </draw:connector>
        <draw:connector draw:style-name="gr5" draw:text-style-name="P1" draw:layer="layout" draw:type="line" svg:x1="12cm" svg:y1="8cm" svg:x2="7.1cm" svg:y2="8cm" draw:start-shape="id11" draw:start-glue-point="3" draw:end-shape="id12" draw:end-glue-point="1" svg:d="M12000 8000h-4900" svg:viewBox="0 0 4901 1">
          <text:p text:style-name="P1">O:M</text:p>
        </draw:connector>
        <draw:connector draw:style-name="gr5" draw:text-style-name="P1" draw:layer="layout" draw:type="line" svg:x1="20cm" svg:y1="6.5cm" svg:x2="16.1cm" svg:y2="6.5cm" draw:start-shape="id13" draw:start-glue-point="3" draw:end-shape="id14" draw:end-glue-point="1" svg:d="M20000 6500h-3900" svg:viewBox="0 0 3901 1">
          <text:p text:style-name="P1">M:M</text:p>
        </draw:connector>
        <draw:custom-shape draw:style-name="gr2" draw:text-style-name="P1" draw:layer="layout" svg:width="4.1cm" svg:height="2cm" svg:x="20cm" svg:y="9cm">
          <text:p text:style-name="P1">Mark</text:p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05cm" svg:y1="10cm" svg:x2="12cm" svg:y2="13.5cm" draw:start-shape="id15" draw:start-glue-point="2" draw:end-shape="id16" draw:end-glue-point="3" svg:d="M5050 10000l6950 3500" svg:viewBox="0 0 6951 3501">
          <text:p text:style-name="P1">O: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Дмитрий  Чекунов</meta:initial-creator>
    <meta:creation-date>2022-02-03T10:59:53.006995448</meta:creation-date>
    <dc:date>2022-02-03T15:47:28.110356372</dc:date>
    <dc:creator>Дмитрий  Чекунов</dc:creator>
    <meta:editing-duration>PT4H17M14S</meta:editing-duration>
    <meta:editing-cycles>3</meta:editing-cycles>
    <meta:generator>LibreOffice/4.3.3.2$Linux_X86_64 LibreOffice_project/430m0$Build-2</meta:generator>
    <meta:printed-by>Дмитрий  Чекунов</meta:printed-by>
    <meta:print-date>2022-02-03T14:58:49.179848354</meta:print-date>
    <meta:document-statistic meta:object-count="40"/>
  </office:meta>
</office:document-meta>
</file>